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Calibri" fo:font-size="12pt" fo:letter-spacing="normal" fo:language="fr" fo:country="FR" fo:font-style="normal" fo:font-weight="normal" officeooo:paragraph-rsid="000e6a8b"/>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Calibri" fo:font-size="12pt" fo:letter-spacing="normal" fo:language="fr" fo:country="FR" fo:font-style="normal" fo:font-weight="normal" officeooo:rsid="001157c3" officeooo:paragraph-rsid="001157c3"/>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Calibri" fo:font-size="12pt" fo:letter-spacing="normal" fo:language="fr" fo:country="FR" fo:font-style="normal" fo:font-weight="normal" officeooo:rsid="00241c0a" officeooo:paragraph-rsid="0016ada3"/>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Calibri" fo:font-size="12pt" fo:letter-spacing="normal" fo:language="fr" fo:country="FR" fo:font-style="normal" fo:font-weight="normal" officeooo:rsid="00408c35" officeooo:paragraph-rsid="0048ca5a"/>
    </style:style>
    <style:style style:name="P5" style:family="paragraph" style:parent-style-name="Standard">
      <style:paragraph-properties fo:margin-left="0cm" fo:margin-right="0cm" fo:text-align="start" style:justify-single-word="false" fo:orphans="2" fo:widows="2" fo:text-indent="0cm" style:auto-text-indent="false"/>
      <style:text-properties fo:color="#000000" loext:opacity="100%" style:font-name="Calibri" fo:language="fr" fo:country="FR" officeooo:paragraph-rsid="000e7780"/>
    </style:style>
    <style:style style:name="P6" style:family="paragraph" style:parent-style-name="Standard">
      <style:paragraph-properties fo:margin-left="0cm" fo:margin-right="0cm" fo:text-align="start" style:justify-single-word="false" fo:orphans="2" fo:widows="2" fo:text-indent="0cm" style:auto-text-indent="false"/>
      <style:text-properties fo:color="#000000" loext:opacity="100%" style:font-name="Calibri" fo:language="fr" fo:country="FR" officeooo:rsid="000ff63b" officeooo:paragraph-rsid="001157c3"/>
    </style:style>
    <style:style style:name="P7" style:family="paragraph" style:parent-style-name="Standard">
      <style:paragraph-properties fo:margin-left="0cm" fo:margin-right="0cm" fo:text-align="start" style:justify-single-word="false" fo:orphans="2" fo:widows="2" fo:text-indent="0cm" style:auto-text-indent="false"/>
      <style:text-properties fo:color="#000000" loext:opacity="100%" fo:language="fr" fo:country="FR" officeooo:paragraph-rsid="0016ada3"/>
    </style:style>
    <style:style style:name="P8" style:family="paragraph" style:parent-style-name="Standard">
      <style:paragraph-properties fo:margin-left="0cm" fo:margin-right="0cm" fo:text-align="start" style:justify-single-word="false" fo:orphans="2" fo:widows="2" fo:text-indent="0cm" style:auto-text-indent="false"/>
      <style:text-properties fo:color="#000000" loext:opacity="100%" fo:language="fr" fo:country="FR" officeooo:paragraph-rsid="005b61fa"/>
    </style:style>
    <style:style style:name="P9" style:family="paragraph" style:parent-style-name="Standard">
      <style:paragraph-properties fo:margin-left="0cm" fo:margin-right="0cm" fo:text-align="start" style:justify-single-word="false" fo:orphans="2" fo:widows="2" fo:text-indent="0cm" style:auto-text-indent="false"/>
      <style:text-properties fo:color="#000000" loext:opacity="100%" fo:language="fr" fo:country="FR" officeooo:paragraph-rsid="005c07b2"/>
    </style:style>
    <style:style style:name="P10" style:family="paragraph" style:parent-style-name="Standard">
      <style:paragraph-properties fo:margin-left="0cm" fo:margin-right="0cm" fo:text-align="start" style:justify-single-word="false" fo:orphans="2" fo:widows="2" fo:text-indent="0cm" style:auto-text-indent="false"/>
      <style:text-properties fo:color="#000000" loext:opacity="100%" fo:language="fr" fo:country="FR" officeooo:paragraph-rsid="007202c0"/>
    </style:style>
    <style:style style:name="P11" style:family="paragraph" style:parent-style-name="Standard">
      <style:paragraph-properties fo:margin-left="0cm" fo:margin-right="0cm" fo:text-align="start" style:justify-single-word="false" fo:orphans="2" fo:widows="2" fo:text-indent="0cm" style:auto-text-indent="false"/>
      <style:text-properties fo:color="#000000" loext:opacity="100%" fo:language="fr" fo:country="FR" officeooo:paragraph-rsid="00668718"/>
    </style:style>
    <style:style style:name="P12" style:family="paragraph" style:parent-style-name="Standard">
      <style:paragraph-properties fo:margin-left="0cm" fo:margin-right="0cm" fo:text-align="start" style:justify-single-word="false" fo:orphans="2" fo:widows="2" fo:text-indent="0cm" style:auto-text-indent="false"/>
      <style:text-properties fo:color="#000000" loext:opacity="100%" fo:language="fr" fo:country="FR" officeooo:rsid="002e7478" officeooo:paragraph-rsid="0045dccb"/>
    </style:style>
    <style:style style:name="P13" style:family="paragraph" style:parent-style-name="Standard">
      <style:paragraph-properties fo:margin-left="0cm" fo:margin-right="0cm" fo:text-align="start" style:justify-single-word="false" fo:orphans="2" fo:widows="2" fo:text-indent="0cm" style:auto-text-indent="false"/>
      <style:text-properties fo:color="#000000" loext:opacity="100%" fo:language="fr" fo:country="FR" officeooo:rsid="003bc63b" officeooo:paragraph-rsid="0048ca5a"/>
    </style:style>
    <style:style style:name="P14" style:family="paragraph" style:parent-style-name="Standard">
      <style:paragraph-properties fo:margin-left="0cm" fo:margin-right="0cm" fo:text-align="start" style:justify-single-word="false" fo:orphans="2" fo:widows="2" fo:text-indent="0cm" style:auto-text-indent="false"/>
      <style:text-properties fo:color="#000000" loext:opacity="100%" fo:language="fr" fo:country="FR" officeooo:rsid="003bc63b" officeooo:paragraph-rsid="0049daf1"/>
    </style:style>
    <style:style style:name="P15" style:family="paragraph" style:parent-style-name="Standard">
      <style:paragraph-properties fo:margin-left="0cm" fo:margin-right="0cm" fo:text-align="start" style:justify-single-word="false" fo:orphans="2" fo:widows="2" fo:text-indent="0cm" style:auto-text-indent="false"/>
      <style:text-properties fo:color="#000000" loext:opacity="100%" fo:language="fr" fo:country="FR" officeooo:rsid="003bc63b" officeooo:paragraph-rsid="004e1e05"/>
    </style:style>
    <style:style style:name="P16" style:family="paragraph" style:parent-style-name="Standard">
      <style:paragraph-properties fo:margin-left="0cm" fo:margin-right="0cm" fo:text-align="start" style:justify-single-word="false" fo:orphans="2" fo:widows="2" fo:text-indent="0cm" style:auto-text-indent="false"/>
      <style:text-properties fo:color="#000000" loext:opacity="100%" fo:language="fr" fo:country="FR" officeooo:rsid="003bc63b" officeooo:paragraph-rsid="004f1f53"/>
    </style:style>
    <style:style style:name="P17" style:family="paragraph" style:parent-style-name="Standard">
      <style:paragraph-properties fo:margin-left="0cm" fo:margin-right="0cm" fo:text-align="start" style:justify-single-word="false" fo:orphans="2" fo:widows="2" fo:text-indent="0cm" style:auto-text-indent="false"/>
      <style:text-properties fo:color="#000000" loext:opacity="100%" fo:language="fr" fo:country="FR" officeooo:rsid="004e1e05" officeooo:paragraph-rsid="004e1e05"/>
    </style:style>
    <style:style style:name="P18" style:family="paragraph" style:parent-style-name="Standard">
      <style:paragraph-properties fo:margin-left="0cm" fo:margin-right="0cm" fo:text-align="start" style:justify-single-word="false" fo:orphans="2" fo:widows="2" fo:text-indent="0cm" style:auto-text-indent="false"/>
      <style:text-properties fo:color="#000000" loext:opacity="100%" fo:language="fr" fo:country="FR" officeooo:rsid="004f1f53" officeooo:paragraph-rsid="004f1f53"/>
    </style:style>
    <style:style style:name="P19" style:family="paragraph" style:parent-style-name="Standard">
      <style:paragraph-properties fo:margin-left="0cm" fo:margin-right="0cm" fo:text-align="start" style:justify-single-word="false" fo:orphans="2" fo:widows="2" fo:text-indent="0cm" style:auto-text-indent="false"/>
      <style:text-properties fo:color="#000000" loext:opacity="100%" fo:language="fr" fo:country="FR" officeooo:rsid="005012b9" officeooo:paragraph-rsid="005012b9"/>
    </style:style>
    <style:style style:name="P20" style:family="paragraph" style:parent-style-name="Standard">
      <style:paragraph-properties fo:margin-left="0cm" fo:margin-right="0cm" fo:text-align="start" style:justify-single-word="false" fo:orphans="2" fo:widows="2" fo:text-indent="0cm" style:auto-text-indent="false"/>
      <style:text-properties fo:color="#000000" loext:opacity="100%" fo:language="fr" fo:country="FR" officeooo:rsid="00563975" officeooo:paragraph-rsid="005fc74c"/>
    </style:style>
    <style:style style:name="P21" style:family="paragraph" style:parent-style-name="Standard">
      <style:paragraph-properties fo:margin-left="0cm" fo:margin-right="0cm" fo:text-align="start" style:justify-single-word="false" fo:orphans="2" fo:widows="2" fo:text-indent="0cm" style:auto-text-indent="false"/>
      <style:text-properties fo:color="#000000" loext:opacity="100%" fo:language="fr" fo:country="FR" officeooo:rsid="0063bec8" officeooo:paragraph-rsid="0063bec8"/>
    </style:style>
    <style:style style:name="P22" style:family="paragraph" style:parent-style-name="Standard">
      <style:paragraph-properties fo:margin-left="0cm" fo:margin-right="0cm" fo:text-align="start" style:justify-single-word="false" fo:orphans="2" fo:widows="2" fo:text-indent="0cm" style:auto-text-indent="false"/>
      <style:text-properties fo:color="#000000" loext:opacity="100%" fo:language="fr" fo:country="FR" officeooo:rsid="00668718" officeooo:paragraph-rsid="00668718"/>
    </style:style>
    <style:style style:name="P23" style:family="paragraph" style:parent-style-name="Standard">
      <style:paragraph-properties fo:margin-left="0cm" fo:margin-right="0cm" fo:text-align="start" style:justify-single-word="false" fo:orphans="2" fo:widows="2" fo:text-indent="0cm" style:auto-text-indent="false"/>
      <style:text-properties fo:color="#000000" loext:opacity="100%" fo:language="fr" fo:country="FR" officeooo:rsid="00668718" officeooo:paragraph-rsid="006872b3"/>
    </style:style>
    <style:style style:name="P24" style:family="paragraph" style:parent-style-name="Standard">
      <style:paragraph-properties fo:margin-left="0cm" fo:margin-right="0cm" fo:text-align="start" style:justify-single-word="false" fo:orphans="2" fo:widows="2" fo:text-indent="0cm" style:auto-text-indent="false"/>
      <style:text-properties fo:color="#000000" loext:opacity="100%" fo:language="fr" fo:country="FR" officeooo:rsid="006872b3" officeooo:paragraph-rsid="006872b3"/>
    </style:style>
    <style:style style:name="T1" style:family="text">
      <style:text-properties fo:font-variant="normal" fo:text-transform="none" fo:font-size="12pt" fo:letter-spacing="normal" fo:font-style="normal" fo:font-weight="normal"/>
    </style:style>
    <style:style style:name="T2" style:family="text">
      <style:text-properties fo:font-variant="normal" fo:text-transform="none" fo:font-size="12pt" fo:letter-spacing="normal" fo:font-style="normal" fo:font-weight="normal" officeooo:rsid="000e6a8b"/>
    </style:style>
    <style:style style:name="T3" style:family="text">
      <style:text-properties fo:font-variant="normal" fo:text-transform="none" fo:font-size="12pt" fo:letter-spacing="normal" fo:font-style="normal" fo:font-weight="normal" officeooo:rsid="000e7780"/>
    </style:style>
    <style:style style:name="T4" style:family="text">
      <style:text-properties fo:font-variant="normal" fo:text-transform="none" fo:font-size="12pt" fo:letter-spacing="normal" fo:font-style="normal" fo:font-weight="normal" officeooo:rsid="000e9911"/>
    </style:style>
    <style:style style:name="T5" style:family="text">
      <style:text-properties fo:font-variant="normal" fo:text-transform="none" fo:font-size="12pt" fo:letter-spacing="normal" fo:font-style="normal" fo:font-weight="normal" officeooo:rsid="000ef62e"/>
    </style:style>
    <style:style style:name="T6" style:family="text">
      <style:text-properties fo:font-variant="normal" fo:text-transform="none" fo:font-size="12pt" fo:letter-spacing="normal" fo:font-style="normal" fo:font-weight="normal" officeooo:rsid="000ff63b"/>
    </style:style>
    <style:style style:name="T7" style:family="text">
      <style:text-properties fo:font-variant="normal" fo:text-transform="none" fo:font-size="12pt" fo:letter-spacing="normal" fo:font-style="normal" fo:font-weight="normal" officeooo:rsid="001157c3"/>
    </style:style>
    <style:style style:name="T8" style:family="text">
      <style:text-properties fo:font-variant="normal" fo:text-transform="none" fo:font-size="12pt" fo:letter-spacing="normal" fo:font-style="normal" fo:font-weight="normal" officeooo:rsid="00140ee3"/>
    </style:style>
    <style:style style:name="T9" style:family="text">
      <style:text-properties fo:font-variant="normal" fo:text-transform="none" fo:font-size="12pt" fo:letter-spacing="normal" fo:font-style="normal" fo:font-weight="normal" officeooo:rsid="0019c7f3"/>
    </style:style>
    <style:style style:name="T10" style:family="text">
      <style:text-properties fo:font-variant="normal" fo:text-transform="none" fo:font-size="12pt" fo:letter-spacing="normal" fo:font-style="normal" fo:font-weight="normal" officeooo:rsid="00271a8e"/>
    </style:style>
    <style:style style:name="T11" style:family="text">
      <style:text-properties fo:font-variant="normal" fo:text-transform="none" fo:font-size="12pt" fo:letter-spacing="normal" fo:font-style="normal" fo:font-weight="normal" officeooo:rsid="0028accb"/>
    </style:style>
    <style:style style:name="T12" style:family="text">
      <style:text-properties fo:font-variant="normal" fo:text-transform="none" style:font-name="Calibri" fo:font-size="12pt" fo:letter-spacing="normal" fo:font-style="normal" fo:font-weight="normal"/>
    </style:style>
    <style:style style:name="T13" style:family="text">
      <style:text-properties fo:font-variant="normal" fo:text-transform="none" style:font-name="Calibri" fo:font-size="12pt" fo:letter-spacing="normal" fo:font-style="normal" fo:font-weight="normal" officeooo:rsid="0016ada3"/>
    </style:style>
    <style:style style:name="T14" style:family="text">
      <style:text-properties fo:font-variant="normal" fo:text-transform="none" style:font-name="Calibri" fo:font-size="12pt" fo:letter-spacing="normal" fo:font-style="normal" fo:font-weight="normal" officeooo:rsid="001864e8"/>
    </style:style>
    <style:style style:name="T15" style:family="text">
      <style:text-properties fo:font-variant="normal" fo:text-transform="none" style:font-name="Calibri" fo:font-size="12pt" fo:letter-spacing="normal" fo:font-style="normal" fo:font-weight="normal" officeooo:rsid="002d5276"/>
    </style:style>
    <style:style style:name="T16" style:family="text">
      <style:text-properties fo:font-variant="normal" fo:text-transform="none" style:font-name="Calibri" fo:font-size="12pt" fo:letter-spacing="normal" fo:font-style="normal" fo:font-weight="normal" officeooo:rsid="00241c0a"/>
    </style:style>
    <style:style style:name="T17" style:family="text">
      <style:text-properties fo:font-variant="normal" fo:text-transform="none" style:font-name="Calibri" fo:font-size="12pt" fo:letter-spacing="normal" fo:font-style="normal" fo:font-weight="normal" officeooo:rsid="002d6e5c"/>
    </style:style>
    <style:style style:name="T18" style:family="text">
      <style:text-properties fo:font-variant="normal" fo:text-transform="none" style:font-name="Calibri" fo:font-size="12pt" fo:letter-spacing="normal" fo:font-style="normal" fo:font-weight="normal" officeooo:rsid="0025065d"/>
    </style:style>
    <style:style style:name="T19" style:family="text">
      <style:text-properties fo:font-variant="normal" fo:text-transform="none" style:font-name="Calibri" fo:font-size="12pt" fo:letter-spacing="normal" fo:font-style="normal" fo:font-weight="normal" officeooo:rsid="0042ddcf"/>
    </style:style>
    <style:style style:name="T20" style:family="text">
      <style:text-properties fo:font-variant="normal" fo:text-transform="none" style:font-name="Calibri" fo:font-size="12pt" fo:letter-spacing="normal" fo:font-style="normal" fo:font-weight="normal" officeooo:rsid="002e7478"/>
    </style:style>
    <style:style style:name="T21" style:family="text">
      <style:text-properties fo:font-variant="normal" fo:text-transform="none" style:font-name="Calibri" fo:font-size="12pt" fo:letter-spacing="normal" fo:font-style="normal" fo:font-weight="normal" officeooo:rsid="002fab19"/>
    </style:style>
    <style:style style:name="T22" style:family="text">
      <style:text-properties fo:font-variant="normal" fo:text-transform="none" style:font-name="Calibri" fo:font-size="12pt" fo:letter-spacing="normal" fo:font-style="normal" fo:font-weight="normal" officeooo:rsid="0030e304"/>
    </style:style>
    <style:style style:name="T23" style:family="text">
      <style:text-properties fo:font-variant="normal" fo:text-transform="none" style:font-name="Calibri" fo:font-size="12pt" fo:letter-spacing="normal" fo:font-style="normal" fo:font-weight="normal" officeooo:rsid="00324dd9"/>
    </style:style>
    <style:style style:name="T24" style:family="text">
      <style:text-properties fo:font-variant="normal" fo:text-transform="none" style:font-name="Calibri" fo:font-size="12pt" fo:letter-spacing="normal" fo:font-style="normal" fo:font-weight="normal" officeooo:rsid="0032724e"/>
    </style:style>
    <style:style style:name="T25" style:family="text">
      <style:text-properties fo:font-variant="normal" fo:text-transform="none" style:font-name="Calibri" fo:font-size="12pt" fo:letter-spacing="normal" fo:font-style="normal" fo:font-weight="normal" officeooo:rsid="00447527"/>
    </style:style>
    <style:style style:name="T26" style:family="text">
      <style:text-properties fo:font-variant="normal" fo:text-transform="none" style:font-name="Calibri" fo:font-size="12pt" fo:letter-spacing="normal" fo:font-style="normal" fo:font-weight="normal" officeooo:rsid="003392a8"/>
    </style:style>
    <style:style style:name="T27" style:family="text">
      <style:text-properties fo:font-variant="normal" fo:text-transform="none" style:font-name="Calibri" fo:font-size="12pt" fo:letter-spacing="normal" fo:font-style="normal" fo:font-weight="normal" officeooo:rsid="003538cb"/>
    </style:style>
    <style:style style:name="T28" style:family="text">
      <style:text-properties fo:font-variant="normal" fo:text-transform="none" style:font-name="Calibri" fo:font-size="12pt" fo:letter-spacing="normal" fo:font-style="normal" fo:font-weight="normal" officeooo:rsid="0035c1a5"/>
    </style:style>
    <style:style style:name="T29" style:family="text">
      <style:text-properties fo:font-variant="normal" fo:text-transform="none" style:font-name="Calibri" fo:font-size="12pt" fo:letter-spacing="normal" fo:font-style="normal" fo:font-weight="normal" officeooo:rsid="0037957b"/>
    </style:style>
    <style:style style:name="T30" style:family="text">
      <style:text-properties fo:font-variant="normal" fo:text-transform="none" style:font-name="Calibri" fo:font-size="12pt" fo:letter-spacing="normal" fo:font-style="normal" fo:font-weight="normal" officeooo:rsid="0039248b"/>
    </style:style>
    <style:style style:name="T31" style:family="text">
      <style:text-properties fo:font-variant="normal" fo:text-transform="none" style:font-name="Calibri" fo:font-size="12pt" fo:letter-spacing="normal" fo:font-style="normal" fo:font-weight="normal" officeooo:rsid="003a0a80"/>
    </style:style>
    <style:style style:name="T32" style:family="text">
      <style:text-properties fo:font-variant="normal" fo:text-transform="none" style:font-name="Calibri" fo:font-size="12pt" fo:letter-spacing="normal" fo:font-style="normal" fo:font-weight="normal" officeooo:rsid="003bc63b"/>
    </style:style>
    <style:style style:name="T33" style:family="text">
      <style:text-properties fo:font-variant="normal" fo:text-transform="none" style:font-name="Calibri" fo:font-size="12pt" fo:letter-spacing="normal" fo:font-style="normal" fo:font-weight="normal" officeooo:rsid="003bd448"/>
    </style:style>
    <style:style style:name="T34" style:family="text">
      <style:text-properties fo:font-variant="normal" fo:text-transform="none" style:font-name="Calibri" fo:font-size="12pt" fo:letter-spacing="normal" fo:font-style="normal" fo:font-weight="normal" officeooo:rsid="003c91b9"/>
    </style:style>
    <style:style style:name="T35" style:family="text">
      <style:text-properties fo:font-variant="normal" fo:text-transform="none" style:font-name="Calibri" fo:font-size="12pt" fo:letter-spacing="normal" fo:font-style="normal" fo:font-weight="normal" officeooo:rsid="00408c35"/>
    </style:style>
    <style:style style:name="T36" style:family="text">
      <style:text-properties fo:font-variant="normal" fo:text-transform="none" style:font-name="Calibri" fo:font-size="12pt" fo:letter-spacing="normal" fo:font-style="normal" fo:font-weight="normal" officeooo:rsid="0048ca5a"/>
    </style:style>
    <style:style style:name="T37" style:family="text">
      <style:text-properties fo:font-variant="normal" fo:text-transform="none" style:font-name="Calibri" fo:font-size="12pt" fo:letter-spacing="normal" fo:font-style="normal" fo:font-weight="normal" officeooo:rsid="006cf9a7"/>
    </style:style>
    <style:style style:name="T38" style:family="text">
      <style:text-properties officeooo:rsid="00137170"/>
    </style:style>
    <style:style style:name="T39" style:family="text">
      <style:text-properties officeooo:rsid="00140ee3"/>
    </style:style>
    <style:style style:name="T40" style:family="text">
      <style:text-properties officeooo:rsid="001591b8"/>
    </style:style>
    <style:style style:name="T41" style:family="text">
      <style:text-properties officeooo:rsid="0016ada3"/>
    </style:style>
    <style:style style:name="T42" style:family="text">
      <style:text-properties officeooo:rsid="0026cf9f"/>
    </style:style>
    <style:style style:name="T43" style:family="text">
      <style:text-properties officeooo:rsid="002b4439"/>
    </style:style>
    <style:style style:name="T44" style:family="text">
      <style:text-properties officeooo:rsid="002bf096"/>
    </style:style>
    <style:style style:name="T45" style:family="text">
      <style:text-properties officeooo:rsid="002c53ae"/>
    </style:style>
    <style:style style:name="T46" style:family="text">
      <style:text-properties style:font-name="Calibri"/>
    </style:style>
    <style:style style:name="T47" style:family="text">
      <style:text-properties style:font-name="Calibri" officeooo:rsid="0040758a"/>
    </style:style>
    <style:style style:name="T48" style:family="text">
      <style:text-properties style:font-name="Calibri" officeooo:rsid="00415c73"/>
    </style:style>
    <style:style style:name="T49" style:family="text">
      <style:text-properties officeooo:rsid="0049daf1"/>
    </style:style>
    <style:style style:name="T50" style:family="text">
      <style:text-properties officeooo:rsid="004ba17d"/>
    </style:style>
    <style:style style:name="T51" style:family="text">
      <style:text-properties officeooo:rsid="003bc63b"/>
    </style:style>
    <style:style style:name="T52" style:family="text">
      <style:text-properties officeooo:rsid="004cca51"/>
    </style:style>
    <style:style style:name="T53" style:family="text">
      <style:text-properties officeooo:rsid="004e1e05"/>
    </style:style>
    <style:style style:name="T54" style:family="text">
      <style:text-properties officeooo:rsid="004eb369"/>
    </style:style>
    <style:style style:name="T55" style:family="text">
      <style:text-properties officeooo:rsid="004f1f53"/>
    </style:style>
    <style:style style:name="T56" style:family="text">
      <style:text-properties officeooo:rsid="004fcc45"/>
    </style:style>
    <style:style style:name="T57" style:family="text">
      <style:text-properties officeooo:rsid="00516570"/>
    </style:style>
    <style:style style:name="T58" style:family="text">
      <style:text-properties officeooo:rsid="0051b4fb"/>
    </style:style>
    <style:style style:name="T59" style:family="text">
      <style:text-properties officeooo:rsid="00520178"/>
    </style:style>
    <style:style style:name="T60" style:family="text">
      <style:text-properties officeooo:rsid="0052c144"/>
    </style:style>
    <style:style style:name="T61" style:family="text">
      <style:text-properties officeooo:rsid="00544899"/>
    </style:style>
    <style:style style:name="T62" style:family="text">
      <style:text-properties officeooo:rsid="00558d30"/>
    </style:style>
    <style:style style:name="T63" style:family="text">
      <style:text-properties officeooo:rsid="005770a2"/>
    </style:style>
    <style:style style:name="T64" style:family="text">
      <style:text-properties officeooo:rsid="005810fb"/>
    </style:style>
    <style:style style:name="T65" style:family="text">
      <style:text-properties officeooo:rsid="00587d80"/>
    </style:style>
    <style:style style:name="T66" style:family="text">
      <style:text-properties officeooo:rsid="0059dc5d"/>
    </style:style>
    <style:style style:name="T67" style:family="text">
      <style:text-properties officeooo:rsid="005a7ec4"/>
    </style:style>
    <style:style style:name="T68" style:family="text">
      <style:text-properties officeooo:rsid="005a7fca"/>
    </style:style>
    <style:style style:name="T69" style:family="text">
      <style:text-properties officeooo:rsid="005012b9"/>
    </style:style>
    <style:style style:name="T70" style:family="text">
      <style:text-properties officeooo:rsid="005b61fa"/>
    </style:style>
    <style:style style:name="T71" style:family="text">
      <style:text-properties officeooo:rsid="005c07b2"/>
    </style:style>
    <style:style style:name="T72" style:family="text">
      <style:text-properties officeooo:rsid="005c5146"/>
    </style:style>
    <style:style style:name="T73" style:family="text">
      <style:text-properties officeooo:rsid="005f4e5c"/>
    </style:style>
    <style:style style:name="T74" style:family="text">
      <style:text-properties officeooo:rsid="005fc74c"/>
    </style:style>
    <style:style style:name="T75" style:family="text">
      <style:text-properties officeooo:rsid="0060d893"/>
    </style:style>
    <style:style style:name="T76" style:family="text">
      <style:text-properties officeooo:rsid="0060dc1b"/>
    </style:style>
    <style:style style:name="T77" style:family="text">
      <style:text-properties officeooo:rsid="0062b942"/>
    </style:style>
    <style:style style:name="T78" style:family="text">
      <style:text-properties officeooo:rsid="0063bec8"/>
    </style:style>
    <style:style style:name="T79" style:family="text">
      <style:text-properties officeooo:rsid="0065b3e8"/>
    </style:style>
    <style:style style:name="T80" style:family="text">
      <style:text-properties officeooo:rsid="00668718"/>
    </style:style>
    <style:style style:name="T81" style:family="text">
      <style:text-properties officeooo:rsid="006872b3"/>
    </style:style>
    <style:style style:name="T82" style:family="text">
      <style:text-properties officeooo:rsid="006a39d0"/>
    </style:style>
    <style:style style:name="T83" style:family="text">
      <style:text-properties officeooo:rsid="006e4b14"/>
    </style:style>
    <style:style style:name="T84" style:family="text">
      <style:text-properties officeooo:rsid="00701b86"/>
    </style:style>
    <style:style style:name="T85" style:family="text">
      <style:text-properties officeooo:rsid="0070647a"/>
    </style:style>
    <style:style style:name="T86" style:family="text">
      <style:text-properties officeooo:rsid="00708559"/>
    </style:style>
    <style:style style:name="T87" style:family="text">
      <style:text-properties officeooo:rsid="0071dd80"/>
    </style:style>
    <style:style style:name="T88" style:family="text">
      <style:text-properties officeooo:rsid="007202c0"/>
    </style:style>
    <style:style style:name="T89" style:family="text">
      <style:text-properties officeooo:rsid="0073a931"/>
    </style:style>
    <style:style style:name="T90" style:family="text">
      <style:text-properties officeooo:rsid="007467e1"/>
    </style:style>
    <style:style style:name="T91" style:family="text">
      <style:text-properties officeooo:rsid="0074c867"/>
    </style:style>
    <style:style style:name="T92" style:family="text">
      <style:text-properties officeooo:rsid="00768b06"/>
    </style:style>
    <style:style style:name="T93" style:family="text">
      <style:text-properties officeooo:rsid="00781d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rreo, a planet slightly smaller than Earth, orbiting its sun, Sola. This planet was host to all sorts of creatures differing from Earth, as although similar in look for some parts, each of these creatures were bound to the rules of nature: physic, and magic. Every one and each corner <text:span text:style-name="T42">of the </text:span>universe were filled with at least some magic. This force was unbeknownst to the living, yet they were capable of using it for energy. Some plants, animal, even microorganisms were capable of using it. </text:p>
      <text:p text:style-name="P1"/>
      <text:p text:style-name="P1">The humans of this world were capable of achieving such a deed, as after some mutations in their long lost past, anthropomorphic creatures developed an entire system capable of manipulating magic, as it proved to be an excellent way of being able to defend themselves, and survive longer without eating. After a millenium of survival in this strange environment, humans slowly formed tribes to help each others in need. </text:p>
      <text:p text:style-name="P1"/>
      <text:p text:style-name="P1">... </text:p>
      <text:p text:style-name="P1"/>
      <text:p text:style-name="P5"><text:span text:style-name="T1">In one of these tribes, a young lady going by the name of </text:span><text:span text:style-name="T2">S</text:span><text:span text:style-name="T1">a</text:span><text:span text:style-name="T2">l</text:span><text:span text:style-name="T1">'</text:span><text:span text:style-name="T2">ka</text:span><text:span text:style-name="T1">, and her younger </text:span><text:span text:style-name="T4">teenager </text:span><text:span text:style-name="T1">sister, </text:span><text:span text:style-name="T2">S</text:span><text:span text:style-name="T1">a</text:span><text:span text:style-name="T2">l</text:span><text:span text:style-name="T1">'</text:span><text:span text:style-name="T2">ril</text:span><text:span text:style-name="T1">, </text:span><text:span text:style-name="T4">would </text:span><text:span text:style-name="T1">discovered </text:span><text:span text:style-name="T4">accidentally</text:span><text:span text:style-name="T1"> something </text:span><text:span text:style-name="T3">during their daily activities</text:span><text:span text:style-name="T1">. </text:span><text:span text:style-name="T3">A discovery that would change the civilization as it is now…<text:line-break/></text:span><text:span text:style-name="T4">Sal’ka was the first girl of Sal, their mother, and Sal’ril, her second. </text:span><text:span text:style-name="T6">Their village, </text:span><text:span text:style-name="T8">containing only five huts,</text:span><text:span text:style-name="T6"> was located in a somewhat dry yet temperate place, with almost nothing growing where they lived. Yet, some plants were thriving here and there. This rough place was chosen by their ancestors because of its center point between water, fields of grass, and cavernous shelters not afar.</text:span></text:p>
      <text:p text:style-name="P5"><text:span text:style-name="T9">Since it’s reaching Autumn(equivalent to Earth), </text:span><text:span text:style-name="T3">Sal’ka went to check up on the buffalo farm not too far from the village, her sister accompany. They went to make sure that the fence wasn’t broken from rare attacks by other hungry creatures. This farm,</text:span><text:span text:style-name="T4"> located in a grassy clearing </text:span><text:span text:style-name="T3">, was more of a plot dedicated for tamed buffalo to thrive in. </text:span><text:span text:style-name="T4">W</text:span><text:span text:style-name="T3">ith the fence, built of wood and bamboo, put as a security measure for them. Normally this fence is enough to repell any predator tempting their luck within, but sometimes, their feral </text:span><text:span text:style-name="T4">side brings them to destroy the fences. <text:line-break/>Both sisters were used to this routine. They happ</text:span><text:span text:style-name="T10">ily</text:span><text:span text:style-name="T4"> smiled at each other, playing some happy sounds with their mouth, being the only way they could communicate, since language isn’t developped properly yet. When they were in sight range of the closest fence side of the plot, they could see from that distance small grey dots. Worried, they rushed toward that spot. Unbeknownst to them, those grey spots appeared to be wolves, five in total, who </text:span><text:span text:style-name="T5">were clawing the fence out. Before they had the time to react, as they got closer to check out, another wolf from behind howled, which led the rest of the wolves to get to its position. And fast and hungry they were. In a matter of seconds, they crossed the distance splitting the girls to the pack.<text:line-break/><text:line-break/>Sal’ka and Sal’ril were panicked, afraid, in fear of being devoured, as the wolves were growling around them. Sal’ka valiantly stood between her sister and the fami</text:span><text:span text:style-name="T10">n</text:span><text:span text:style-name="T5">ed silver beasts. </text:span><text:span text:style-name="T6">She was ready to sacrifice herself to get her sister out of this situation. She made up her mind, amidst the feeling paralizing her. She didn’t wanted to see anyone die. There had to be a way to beat them, she thought to herself. These thoughts meddled in her head turned those feelings of fear into a powerful, even primal rage, which lead to her growling back at the whole pack...<text:line-break/></text:span><text:span text:style-name="T5">The situation was tense, no wolves made a move yet, but it wouldn’t be late until one would start to strike… And here it was, from Sal’ka is back, the wolf leaped into the air, ready to strike, strive and thrive from the loot they finally got. Sal’ril yelled loud, which made Sal’ka react with a punch directed toward the maw of the beast. And the fist indeed connected with the side of their head, sending them flying aside…<text:line-break/>But something was amiss. That punch was not so regular, as the wolf was… ablaze! The whole hide </text:span><text:soft-page-break/><text:span text:style-name="T5">of the beaten canine was burning ferociously, </text:span><text:span text:style-name="T6">killing the creature on the spot. Both girl</text:span><text:span text:style-name="T11">s</text:span><text:span text:style-name="T6"> were confused, as much as the wolves themselves, who seems to have dispersed thereafter of the incident, </text:span><text:span text:style-name="T7">probably </text:span><text:span text:style-name="T6">out of fear.</text:span></text:p>
      <text:p text:style-name="P6"><text:span text:style-name="T1">But the wolf wasn’t the only thing burning. Sal’ka is entire </text:span><text:span text:style-name="T7">fore</text:span><text:span text:style-name="T1">arm, the one she used to unravel her might</text:span><text:span text:style-name="T7">y swing</text:span><text:span text:style-name="T1">, was also on fire. Taken from panic, she started to roll on the groud, trying to extinguish the fire. She kept on rolling, she kicked the floor around, she yelled out, trying desperately to put the fire out. Sal’ril could only watch her sister, in complete shock of both events, crying desperately under such a sight. Sal’ka kept on rolling on herself, wanking her arm on the dusty ground, to no avail, until she realized… that the fire wasn’t burning her. It was burning, without harming her. The fire kept on crisping, as she regained her composure </text:span><text:span text:style-name="T7">after some seconds of controlled breathing. However, her sister bursted into tears, crying out as loud as she could yell, seeing her unmoving sister’s body in front of her. Sal’ril dashed forward, trying to get a hold of her body, but suddenly, it, or she, slowly rose. </text:span></text:p>
      <text:p text:style-name="P2">She stood on her two feet, her arm still on fire. She dusted herself off using her free arm, making sure that the other one stood the furthest from her and her sister. Then she drew the biggest smile she could make, before patting her utterly confused sister’s head. She slowly dried her tears, but the dilemna wasn’t gone. The fire was still shining, but under that layer of fiery mist, we could see Sal’ka is forearm perfectly intact, with no harm done to it, except for the stiches the back of her finger had, after the punch.<text:line-break/>Sal'ka scratched her head, really confused as to why the fire isn't burning her like the now charcoal wolf beside them. Sal'ril tried her best to not drop any more tears, but she couldn't help it, they were flowing by themselves. Seeing such saddening scene, her sister gently grabbed her hand, drawing a huge smile on her face. Then, they slowly but steadily went back to the village…<text:line-break/><text:line-break/>They reached the vacinity of their small tribe. Entering inside the fencing surrounding the village, with Sal'ka vaulting over like the acrobat she is, so her arm doesn't touch it, and Sal'ril climbing it a bit after. Not so long after, one of the resident, Kul, a plant caretaker, spotted the gentle flame covering her forearm. This uncomprehensible sight made him panic in an instant, heading for the chief's hut. Sal'ka felt a bit bad seeing his reaction, but also she giggled, like an immature child. Sal'ril followed with her <text:span text:style-name="T43">giggles</text:span>.<text:line-break/>It didn't took long for both Kul and the chief to come out, with the two of them giving out the same facial expression of fright and anger.<text:line-break/>The chief, Handal, was looking at Sal'ka with his hollowed gaze, intensely locked on her arm. He immediately rushed to her in panic, his speed unmatched by any human. In his dash, he caught a nearby half-filled clay pot of water, then threw it at the burning arm. The water splattered all around it, and created a steam puff cloud, which slowly dissipated. Handal sighed, thinking that he managed to remove the problem, but <text:span text:style-name="T45">to </text:span>everyone's disbelief, the small cloud's dissipation revealed behind the flame, still dancing happily around its host, enveloping kindly the wearer like a transparent, flickering coat. <text:line-break/>Handal, dumbfounded and utterly confused, fell backward, on his bum. <text:span text:style-name="T38">He was</text:span> staring intensely at this sinister, eternal flame on Sal is daughter. Handal was perplexed, so Sal'ka thought of showing to him what she found. She first shook f<text:span text:style-name="T44">i</text:span>rmly her arm, showing that the flame was on her forearm only. She then pointed at her <text:span text:style-name="T38">unscathed </text:span>glowing arm, proving that no damage came to her. <text:span text:style-name="T38">This eased his mind a bit, but not by much. They couldn’t comprehend what would produce such a phenomenon. The four of them kept thinking with their heads, </text:span><text:span text:style-name="T39">to no solution unveiled.<text:line-break/><text:line-break/>Not so long after, Sal, Sal’ka and Sal’ril is mother, came back from the hunt with a boar held from their hooves behind her head. When she came back to see such a scene, she was confused and obfuscated, even angered. She rushed at them by dropping her caught meal down, and, in the </text:span><text:soft-page-break/><text:span text:style-name="T39">same manner that Han</text:span><text:span text:style-name="T40">d</text:span><text:span text:style-name="T39">al did, she grabbed a pot of water from one of the homes outside, and poured it on </text:span><text:span text:style-name="T40">her daughter’s crisping arm, before smashing the pot against Handal’s face, sending him fly away. Sal growled at him like a wild beast, before turning herself back to Sal’ka is vacinity. Once the screen of white dissipate, in almost a comedic appearance, there she stood, unphased, her arm still ablaze. </text:span><text:span text:style-name="T41">She was smiling like nothing was happening, but her mom couldn’t believe it.</text:span></text:p>
      <text:p text:style-name="P7"><text:span text:style-name="T13">Sal’ril did the whole spiel to her mom to show that she was fine despite whatever was occuring. It calmed her, but left her as perplexed as the other villagers…<text:line-break/><text:line-break/>Handal </text:span><text:span text:style-name="T14">explained to the rest of the tribe the situation. As such, they chose to put Sal’ka out of the village in case the fire would expand, to which she reluctantly accepted. </text:span><text:span text:style-name="T15">They were</text:span><text:span text:style-name="T14"> given some hay to her sis and mom </text:span><text:span text:style-name="T15">for sleep, since they shall</text:span><text:span text:style-name="T14"> accompany her. She will be able to get inside after that flame goes out, as any spark would cinder off the village in one go.<text:line-break/><text:line-break/></text:span><text:span text:style-name="T16">When night came, they installed a small campfire spot not far from the village. She used her arm to light up the campfire, which impressed her mom and sis. All the insects that were nearby, they got attracted to either her arm, or gravitated around the top of the campfire. Sal’ka paid no real mind, as she didn’t really cared about them. She preferred knowing her family safe, as with her father gone, they can only rely on their haven’s protection. Not much was happening in this moonless sky, the stars were shining, the family was stargazing before both sis falling into a surprisingly easy sleeping, her mother watching over them during the night… to which she didn’t managed to hold on to, as she also fell asleep not so long after. The morning came by, the sun dawned a new day, and the sisters were awoken by the light of the sun from the horizon. They woke up to the sight of a pleasant surprise: the flame harbouring Sal'ka vanished. It was no more. Both sis smiled happily to this discovery. To that, Sal'ril took the opportunity to wake her mother up, shaking her gently. Sal arose, and, just like her daughters, she was happy of the discovery. </text:span><text:span text:style-name="T17">S</text:span><text:span text:style-name="T16">he almost immediately hugged out Sal'ka, to which she answered with a hug of hers. Sal'ril joined the fray with her hug. After packing the things they had brought with them, such as their jug of water and some dried meat, they got back to the village, to </text:span><text:span text:style-name="T18">continue living their life</text:span><text:span text:style-name="T16">. For the time being, that is.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7"><text:span text:style-name="T46">A year has gone by since this eventful misadventure. Sal'ka has reached adulthood, a turning point in her life.<text:line-break/>The tribe where they were living had a sense for family construction. Since the first day of the tribe foundation, they adopted a family convention to avoid problems in the future: at adulthood, a woman and man shall be in couple, and both parties has to acknowledge the partner. If so, they have to choose a name that has at most two syllables in it. Their children will be named after their parents: if it's a girl, she take the mom's name, if it's a boy, it's the father's. Then, it is followed by the suffix marker for counting, which goes in order with: ka, ril, </text:span><text:span text:style-name="T47">m</text:span><text:span text:style-name="T46">a, to, n</text:span><text:span text:style-name="T47">u</text:span><text:span text:style-name="T46">, </text:span><text:span text:style-name="T47">ko, ni, ku</text:span><text:span text:style-name="T46">.<text:line-break/>But Sal'ka would have none of this. She went to a nearby clearing between the walls of the caverns to... pout. She rolled herself into a ball, and was pouting since her mom and Handal pressed on her this burden. Her sister, Sal'ril, followed her, since they're most often seen together at all time. They're kind of inseparable.<text:line-break/>This small hole that no one knows other than her sis is her recently found tranquility spot. She goes there to rest in case the world become too oppressive for her, just like this time. Her sister is rubbing her back to try to calm her down, which is helping.<text:line-break/>Then... she raised her arm up, before it... lit up by itself! Her forearm, the same arm as in the event from a year ago, was burning with its gorgeous orange flame, lighting the surrounding.<text:line-break/>Sal'ka managed to learn how to control this fire coming out of nowhere. She can now light it up on command, and...<text:line-break/>Right now, she's readying </text:span><text:span text:style-name="T48">herself </text:span><text:span text:style-name="T46">to throw something... Her palm suddenly lights up, the sounds of crisps becomes louder, and in a gentle nudge, almost too casually, she threw... a ball made of fire! Its sparks left a trail of blaze in its curved arc, before falling on the ground. It took impact against the stone floor, exploding into a gentle burst. The flames left a burning mark against the floor, like someone splattered ashes everywhere. Sal'ril was surprised by the burst, but more because it's a natural reaction, as she is used to her sister's shenanigans. Sal'ril kept on rubbing her sister's back, to soothe her bothered mind.</text:span></text:p>
      <text:p text:style-name="P7"><text:span text:style-name="T16">For fun, and also out of anger, she also... made her other arm go ablaze! Sal'ril backed off, knowing that she's gonna do something big, again.<text:line-break/>It was her arm, then her other arm, then her legs, until her whole body catches fire. It covered her like a veil of fire. The blaze was burning with might, the heat could be felt with waves of power in the surroundings. It burned, burned, burned. It expanded, retracted, grew, shrank. </text:span><text:span text:style-name="T19">I</text:span><text:span text:style-name="T16">t flickered, danced, unraveled, ravaged. A hypnotic cycle of movement made by the everlasting colors of her fiery magic. A proof of her mysterious yet undeniable power and prowess. And Sal'ril could only witness. She could only watch her sister being almighty. She was almighty. No one could match her wrath, and that was what </text:span><text:span text:style-name="T20">the two</text:span><text:span text:style-name="T16"> believed in…</text:span></text:p>
      <text:p text:style-name="P3"/>
      <text:p text:style-name="P12"><text:span text:style-name="T16">A</text:span><text:span text:style-name="T12">fter being done fooling around, the two sisters went to go back to the village, with a worried mom, Sal, awaiting their return. Once in the vacinity of the tribe, with her mom standing beside the entrance; she was scouting the horizon in every corner of her vision. When she spotted her daughter finally coming back, she rushed toward them, to embrace the two in her accolade, making sure to hold the two tight. She was a bit sobbing, to which Sal’ka and Sal’ril hugged back their dear mom. Following this, they got back to the village, with Handal </text:span><text:span text:style-name="T21">ready to be scolding the two misbehaving sis, but he prefered </text:span><text:span text:style-name="T22">to abstain, as Sal didn’t looked that angry at the two. But this quaint gathering is soon interrupted by an unexpected visitor. A visitor that no one would imagine to exist…<text:line-break/></text:span><text:span text:style-name="T23">A chilly wind was blowing through the clothes of everyone, a chill that could freeze any poor soul standing in it for too long. With it, i</text:span><text:span text:style-name="T22">n the horizon, </text:span><text:span text:style-name="T23">there stood </text:span><text:span text:style-name="T22">a humanoid shape, </text:span><text:span text:style-name="T23">its presence being felt not</text:span><text:span text:style-name="T22"> so far </text:span><text:span text:style-name="T23">from the tribe</text:span><text:span text:style-name="T22">. It was coming closer, its traits becoming clearer as the distance </text:span><text:soft-page-break/><text:span text:style-name="T22">was broken </text:span><text:span text:style-name="T23">down</text:span><text:span text:style-name="T22">. First, we could see… antlers. </text:span><text:span text:style-name="T23">That figure had antlers sticking out of its head.</text:span><text:span text:style-name="T22"> </text:span><text:span text:style-name="T23">It was wearing, despite the rather hot climate, some heavy clothing. </text:span><text:span text:style-name="T24">The hide used was of a dark color, like it came from a timber wolf. And coming closer and closer, his defining trait finally appeared to their sight: a mask made of clay, was harbouring the shape’s face. Then the rest unveiled itself. A muscular man, as tall as Handal, was alone, coming closer. There came the cold wind again, like it announced his arrival…<text:line-break/>The man stopped </text:span><text:span text:style-name="T25">a hundred</text:span><text:span text:style-name="T24"> meters away from the entrance. Handal and Sal were standing in front of the entrance, guarding it with their scarred body, </text:span><text:span text:style-name="T26">and Sal’ka and Sal’ril standing behind them, like a sort of second defense.</text:span><text:span text:style-name="T24"> <text:line-break/>The stranger raised his hands </text:span><text:span text:style-name="T26">up, palms open, </text:span><text:span text:style-name="T24">and out of it came… a cold, blue, sparkling dust. This cold dust whirled above him, danced, before stopping mid-air. Then its position shaped figures in resemblace of the tribe’s appearance, with the four inhabitants standing in front of it. It was portaying the village as it was now, </text:span><text:span text:style-name="T26">it was a drawing made of ice dust,</text:span><text:span text:style-name="T24"> and everyone </text:span><text:span text:style-name="T26">would</text:span><text:span text:style-name="T24"> look at it with both fear and </text:span><text:span text:style-name="T26">wonder scattered thoughout their body, including Sal’ka and Sal’ril, whom shouldn’t be phased by such deed.<text:line-break/>Then, the man portrayed himself within the scene, as a giant. Then, the four portrays of the inhabitants was shown bowing to him. To this scene, another was drawn, with him being shown as leaving with ressources, away from the village, and said tribe still bowing to him.<text:line-break/>Another portraying was then settled. This time, it showed the tribe holding spears toward him, and before they had the time to meddle the scene in their mind, another drawing was shown, with the entire tribe encased in a huge stalagmite…<text:line-break/>The four inhabitants faced the shown demand of the stranger in front of them: offer or perish. </text:span><text:span text:style-name="T27">Sal began to growl of anger toward whoever this buffoon was, but before she had the time to make a step forward, it was Sal’ka who made the first move. She dashed forward and past Handal and Sal. She ran head first toward that stranger, enraged. She was infuriated, because she knew exactly what that would mean. As she dashed forward, in a move to scare people away, the man slammed his right fist on the ground, to which the ground answered by creating sharp spikes of ice out of it, towering the village with its shadow. </text:span><text:span text:style-name="T28">This indeed afraid Sal, Handal and Sal’ril, but not Sal’ka, whom kept her rush going, fearless. This surprised the man a bit, but he kept his stance, waiting for what that the woman’s next move would be.</text:span><text:span text:style-name="T27"> The ground trembled </text:span><text:span text:style-name="T28">in anticipation</text:span><text:span text:style-name="T27">, the air shook </text:span><text:span text:style-name="T28">of fear</text:span><text:span text:style-name="T27">, </text:span><text:span text:style-name="T28">the atmosphere</text:span><text:span text:style-name="T27"> was tense, </text:span><text:span text:style-name="T28">as a brawl was surely brewing </text:span><text:span text:style-name="T29">between the two.<text:line-break/><text:line-break/>Out of the blue, Sal’ka right forearm caught fire, and as the blaze trailed behind her, it envelopped her in </text:span><text:span text:style-name="T30">this impermeable flame armor. This destabilized </text:span><text:span text:style-name="T31">the stranger, but not by much. He decided to get the first strike, by throwing a series or sharpened icicles at her. Her respond was to send a wave of fire… <text:s/>no, it was a gigantic firewall, that she created in a fling of her arm, like it was second nature. This thick wall melted the ice like it was </text:span><text:span text:style-name="T32">made for it</text:span><text:span text:style-name="T31">, </text:span><text:span text:style-name="T32">as both </text:span><text:span text:style-name="T31">canceled each others. <text:s/>Sal’ka kept on running </text:span><text:span text:style-name="T32">relentlessly, but the stranger retaliated with another fist slam on the ground. This cracked the ground beneath Sal’ka, to which she jumped… no, she leaped high up into the air, with fire trailing out of her soles. She propeled herself up, with the gigantic stalagmite unraveled beneath her.</text:span></text:p>
      <text:p text:style-name="P13"><text:span text:style-name="T12">Sal’ka gnashed, almost biting her tongue, looking down upon the now panicked stranger. He was looking at the flying girl, his sight crossing her burning gaze. It was burning so intensely it felt inhumain. </text:span><text:span text:style-name="T33">Her fist’s fire grew up more and more. As she was about to get down from her leap, the fire kept on growing, its size overcoming even the stalagmite. And as gravity pulled Sal’ka down, her fist arched toward her victim below. She went faster, faster, to the point that her speed couldn’t be comprehended. It was so fast mere images of her descent could be perceived. And before they knew it, her fist impacted on the ground, right in front of the stranger. <text:line-break/>The ground broke, the air shattered, the atmosphere was broken. The power of the impact </text:span><text:soft-page-break/><text:span text:style-name="T33">repelled the stranger away in a fiery blast, like a geyser of fire appeared above Sal’ka. He got thrown away with such force he flew in the distance, the same direction he came from, unwelcomed in the tribe, so much so that the stalagmites that were standing nearby got melted away in an instant, creating hot clouds that quickly rose up in</text:span><text:span text:style-name="T37">to</text:span><text:span text:style-name="T33"> the sky.<text:line-break/>The flame and shaking could also be felt by the spectators of such spectacle, but fortunately, only a wave of heat, and a loud sound of something breaking hit the tribe. Sal and Handal were speechless, and Sal’ril was in awe…<text:line-break/><text:line-break/>The living torch extiguished her flame, then came back to the village with a determined look on her face. Handal took upon his stress </text:span><text:span text:style-name="T34">and disbelief</text:span><text:span text:style-name="T33">, before he got back to the village to calm down the other tribe folks wanting questions answered. Sal looked at Sal’ka in both disgust, happiness, anger and fear. She didn’t knew how to react after seeing that her daugher is capable of doing such phenomenons. </text:span><text:span text:style-name="T35">That tension soon broke with</text:span><text:span text:style-name="T33"> Sal’ril </text:span><text:span text:style-name="T35">whom </text:span><text:span text:style-name="T33">went to hug her sister happily, to which Sal’ka answered by gently stroking her hair. This settled Sal’s emotional state. She stopped being doubtful, and decided to join the hugging. Sal’ka obliged, rubbing her mother’s back to soothe her. </text:span><text:span text:style-name="T35">Sal’ka was happy to see her family in good shape, but she had an idea in mind. <text:s/>She tr</text:span><text:span text:style-name="T36">ied</text:span><text:span text:style-name="T35"> to call Handal by his name, whom was busy doing explanations to the best of his capabalities to the tribe. He heard her call, and decided to go see her outside, bringing the rest of the tribe following behind him. When everyone was close, she said something that suprised everyone:<text:line-break/><text:line-break/>"You will learn how to use this strange power."</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soft-page-break/><text:span text:style-name="T55">Three</text:span> month<text:span text:style-name="T55">s</text:span> ha<text:span text:style-name="T55">ve</text:span> passed after the event of the stranger's attack. Within that period, Handal himself took the opportunity to increase <text:span text:style-name="T58">t</text:span>he prowess of the tribe's language. This led to the rest of the tribe to learn a bit more vocabulary, which <text:span text:style-name="T83">in turn </text:span>led to a healthier life environment, more than he intended to. Less disputes over trivial things. Less problems over trades. As much as it became more peaceful for everyone, a strange sight could be perceived in what was supposed to be a<text:span text:style-name="T59">n</text:span> untroubled peaceful tribe. The fifteen inhabitants were standing as a pack, in front of two individuals, far enough so all of them, even the younger kids, could look at the standoff individuals.<text:line-break/>One of the person that contrasted with the rest was none other than Sal'ka. She took her stand, filled with <text:span text:style-name="T83">in</text:span>ssurance, her eyes filled with an unbreakable determination. Her gaze was fixating herself toward the group, whom were filled with a variety of feelings inseminated with, going from curiosity, some confused, one through fear, and some even to dread.<text:line-break/><text:line-break/>In a whirl of her wrist, a small flame appeared, its base stuck between her fingers. As simple as it was for her, this struck the rest of the group as impressive, unfathomable, <text:line-break/>and even impossible to some. That led to her speaking along, with an unusual roque tone of voice, almost as if her voice was broken.<text:line-break/><text:line-break/>"This is magic. This can do good and bad. Let's use it to defend ourselves."<text:line-break/><text:line-break/>Skepticism was sieging the group's thoughts, including Sal and Handa, whom already had a first-hand experience with such phenomenon.<text:line-break/>Sal stepped forward to address the situation. She then expressed herself to her daughter.<text:line-break/><text:line-break/>"Only you have this power, this dangerous power. None of us can do what you do."<text:line-break/><text:line-break/>"This is wrong, mom. You can learn such thing. Take a look", she retaliated.</text:p>
      <text:p text:style-name="P13"/>
      <text:p text:style-name="P14">Not so far behind was standing her sister, Sal'ril. She took her stand, alike of Sal'ka is, and held both her palms forward. Everyone was looking at her, which stressed out poor Sal'ril a bit. Closing her eyes, she concentrated her mind on producing something out of her hands. Nothing came out for about ten second, before all of a sudden, something sparkly appeared floating before them, right in front of her palms. This strange light was the reflection of light bouncing on a small piece of ice, its shimmer coloring the bearer's palms. It was slowly rotating, floating aby, revolving on itself. A gentle dance to which there seemed no end to it. A beautiful sight, to which the ice answered by kindly growing in size. As it started as a small pebble, in a matter of a minute, it reached its paroxysm, the shape shadowing Sal'ril hands.<text:line-break/>Everyone from the crowd couldn't believe what was either of the sister<text:span text:style-name="T60">s</text:span>' doing. But, Handal saw an opportunity to take his step on the ground, forward. He spoke out with a very serious tone of voice.<text:line-break/><text:line-break/>"This is too strange. This is danger. Can us control power like this ?", to which Sal'ka exchanged back, explaining <text:span text:style-name="T49">herself</text:span>.</text:p>
      <text:p text:style-name="P14"><text:line-break/>"If me managed to not burn tribe, then you can control this unknown power, much as Sal'ril did."<text:line-break/><text:line-break/>Sal'ril nodded along her sister's words, still holding the ice up. Then, Sal'ka spoke to her kin.<text:line-break/><text:line-break/>"Sal'ril, shoot that pot next to that house please."<text:line-break/><text:line-break/>She obliged to the demand. Still holding her palm up, she slowly turned herself to get face forward her target, while keeping focus to get the spell still up. When she was in position, she closed her eyes, to concentrate intensely on herself. After some seconds of holding her stance, the ice started to rotate faster, faster, faster... It spun on itself so quickly the shimmers looked like sparks of light, <text:soft-page-break/>appearing in and out of existence. And in one short bang, followed by a whistling sound, the ice piece turned into a projectile, flying at a discernable speed. All looked as the clay pot shattered in pieces by the impact, with water coursing out, oozing everywhere.<text:line-break/>This put the group in a state of shock, and understandably so. Never have they seen a rock going faster than a charging boar, ready to hit something, and even less with such precision. <text:span text:style-name="T50">Yet the facts were there. The tribe couldn’t stop but to wonder what the hell is happening. Tons of conversation sparked among the group of people, with the older arguing, and the young girls attending to the few children scared, almost to the point of crying. It went on like that for a while, Handal and Sal amidst the meddle of talks.</text:span></text:p>
      <text:p text:style-name="P15"><text:line-break/><text:span text:style-name="T50">Sal’ka took a step forward. A heavy step. A step that almost instantly stopped all the gossips of the tribe that went on about, almost as if a shiver crossed everyone else whom dare to question her authority. She looked with fierce upon the dumbfounded people, before speaking up with a sooth yet roque voice, trying a different approach than harshness through her vocal cords.<text:line-break/><text:line-break/></text:span>"<text:span text:style-name="T50">I don’t know why me have this power. Me never asked for this, but me happy to have this. Me can protect tribe, but me still mortal. Me is not eternal. </text:span><text:span text:style-name="T52">You all can learn power like me and Sal’ril. You can protect tribe. You can protect family with this power.</text:span>"<text:line-break/><text:line-break/><text:span text:style-name="T52">Although these explanation went nicer than a showoff, it still started discussions amidst the group, to know what to do. While they were rambling about whatever they were scared off, Handal stepped out to talk privately to Sal’ka, to which she followed. They went behind one of the houses to avoid being overheard, except by little curious Sal’ril whom decided to go check by them, unaware that the conversation wasn’t for her to hear i</text:span><text:span text:style-name="T53">t, although it didn’t matter much.</text:span><text:span text:style-name="T52"><text:line-break/>Handal started the dialogue out.<text:line-break/><text:line-break/></text:span>"<text:span text:style-name="T53">You can’t force the tribe to learn this. We know nothing about it. You can manage it, but what if us die because of it ? Me don’t want to take risk.</text:span>"<text:line-break/><text:line-break/><text:span text:style-name="T53">Sal’ka returned the question asked.<text:line-break/></text:span>"<text:span text:style-name="T53">Me tested in secret this power. Me can only make flames, and another type I keeping secret. Me tested limit of power. Can’t use power if exhausted. Power makes you sleepy the more you use it.</text:span>"</text:p>
      <text:p text:style-name="P15"/>
      <text:p text:style-name="P17">Handal stared at Sal’ka for a bit, before asking again.<text:line-break/><text:span text:style-name="T51">"</text:span>This <text:span text:style-name="T54">is safe for sure ? Like I said, me no trust new stuff. I told that your fight with stranger was miracle from earth. Me hide facts from everyone.</text:span><text:span text:style-name="T51">"</text:span></text:p>
      <text:p text:style-name="P17"/>
      <text:p text:style-name="P18">Sal’ka continued in her explanation.</text:p>
      <text:p text:style-name="P16">"<text:span text:style-name="T55">Me trained Sal’ril to use power, in secret. Me learned many things while training her.</text:span>"<text:line-break/><text:line-break/>"<text:span text:style-name="T55">What is them?</text:span>", <text:span text:style-name="T55">he asked back.<text:line-break/><text:line-break/></text:span>"<text:span text:style-name="T55">Power is feeling, in heart.</text:span>" <text:span text:style-name="T55">she said, while pounding her torso with her fist. </text:span>"<text:span text:style-name="T55">Power is feeling through body. Power moves like water on skin, but under skin. When me wanting flames, flames come out. If want me covered in flames, me is covered in flames. </text:span><text:span text:style-name="T56">Me taught that to Sal’ril. Her tried best to do same, but couldn’t do flames. Desperately, she made same thing as enemy. Sal’ril has cold stone power. Her can make cold stones like me make flames. This means everyone has different power. This is awesome.</text:span>"</text:p>
      <text:p text:style-name="P16"/>
      <text:p text:style-name="P19">Handal could only ponder if what she is saying is true. <text:span text:style-name="T61">Sh</text:span>e has shown convincing arguments to him, yet his guts feeling, or rather <text:span text:style-name="T62">survival</text:span> instinct go<text:span text:style-name="T62">es</text:span> against it. After a bit, he decided to settle, once and for all, on Sal’ka is side. But before he had the time to express himself, Sal’ka grabbed <text:soft-page-break/>him by the wrist, pulling her toward the group, <text:span text:style-name="T57">like she knew the answer was going to be yes. Sal’ril followed behind, a bit confused as to what just happened. Handal had a sort of hard time trying to keep up with her pace, flailing being like a pulled stick. He wasn’t expecting such strengh coming from her grasp, but then, he noticed something less pleasant about said grasp. It was… cold…</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Sal'ka managed to unite everyone from the tribe to train themselves on using the strange power she discovered. All the individuals, including the youngest, tried to get a taste of their inner power.<text:line-break/>It took three weeks for Sal'ka to get through everyone individually, because of how particular and peculiar the power was for each of them. She decided that the best place to train would be a place far enough to avoid damage on the poor tribe. The place she selected was the very spot where Sal'ka had her arm burning, thinking that it is somewhere special for her, although she trained Sal'ril in her secret spot within the holes of the cliff.<text:line-break/>First, she started with Sal, her mom. Sal was really unease from the training at first, especially since she kind of received orders coming from her own daughter. This brought some small but heated arguments about respect to parents, which quickly led to more troubles. After they both calmed down on their own, with Sal'ril trying to soothe out her mom's heat, they got back at it. Sal focused ever so eagerly on trying to cast a spell. Then, Sal'ka explained the best she could the sensations she needed to feel in order to cast a spell.<text:line-break/>Like she explained to Handal some days ago, she needed to feel a sort of liquid coursing through her body, especially from the heart, to the head, then to the hands. Sal held her hands firmly forward, palms open, before following the next directions.</text:p>
      <text:p text:style-name="P19">Sal'ka then told her to imagine a flame in front of her palm, and to very precisely imagine it at that. Sal obliged and closed her eyes to concentrate on what was dictated, with Sal'ril encouraging her.<text:line-break/>She imagined, modeled, thought about it for multiple minutes. She made sure to try to feel her skin tingle, or something alike. Seeing that it wasn't fruitful, Sal'ka asked to instead imagine water flowing in a ball. Again, she followed, and imagined said spell. As hard as she tried, nothing happened, even after waiting a minute.<text:line-break/>Sal'ka cycled through multiple elements, going from ice, rocks, to light, darkness, and even plant stuff. None of these options worked out, which nerved her mom quite a bit. Due to that, she decided ask to try to do the flame again. Indeed, she did as such, and followed, again, her daughter's demand. However much she tried, she couldn't do it, and it angered her. <text:line-break/>She bursted out, breaking her focus that she obtained. In her burst, she slammed her foot upon the ground, yelling out "This is so dumb !" which, all of a sudden, drafted a very unusual gust of wind. It came out of nowhere. It was strangely chill. It was powerful enough to push Sal'ril back, down on her bum. <text:line-break/>Sal'ka didn't flinched from the sudden wind, but she did flinched mentally. She was baffled, impressed, and Sal didn't even realise what just happened. Sal'ka exclaimed herself out.<text:line-break/><text:line-break/>"Very good, mom. You do well, you find your own power."<text:line-break/><text:line-break/>Her mom, calming herself after hearing that, said "What is my power, Sal'ka ?"<text:line-break/><text:line-break/>"Your power is wind, mom. Me not know it was possible. Now me know."<text:line-break/><text:line-break/>Sal's frustration quickly turned into satisfaction of herself. Sal soon followed with a hug to her daughter. She embraced Sal'ka, with warmth and care, and by doing so, she noticed something... off. Her daughter's body felt cold, colder than her. Sal'ril went to join the peaceful fray, but the worried face of her mom abruptly stopped her in her track. This brought Sal to ask about her condition.</text:p>
      <text:p text:style-name="P19"/>
      <text:p text:style-name="P19">"Sal'ka, why is you so cold ?"<text:line-break/><text:line-break/>"I not know. Me like this for a month. I still wonder why me like this. Even if me cold, me not feel weak. I feel warm inside. I feel good.", Sal'ka replied.<text:line-break/><text:line-break/>Her mom thought about it for a bit, before answering.<text:line-break/>"If you say so, then me believe you.",<text:line-break/><text:line-break/><text:soft-page-break/>Then, despite the weird temperature difference between the two, they decided to hug, with Sal'ril tagging along. <text:span text:style-name="T63">Thereafter, Sal trained herself to control the power better, on her side, while Sal’ka went to train someone else...</text:span></text:p>
      <text:p text:style-name="P19"/>
      <text:p text:style-name="P20">Next on Sal’ka list was the one and only Handal. She had her eyes on making him learn the way, to prove this man that there was no danger to manipulate this power of unknown origin. <text:span text:style-name="T63">Unbeknownst to her, the training was going to be very </text:span><text:span text:style-name="T73">expedit</text:span><text:span text:style-name="T74">ious</text:span><text:span text:style-name="T63">.<text:line-break/>When Sal’ka arrived at the man’s home, it was devoided of persons. After all, he was living alone, after his partner for life passed </text:span><text:span text:style-name="T84">away </text:span><text:span text:style-name="T63">years ago. Since he wasn’t there, she went to check if he wasn’t inside the tribe’s perimeter, and to her surprise, no one has seen him since hours. Out of option, and worried too, she went to search for him, at the spots the tribe goes out for themselves.<text:line-break/>First, the buffalo yard. Inside, there was only the buffalos, eating the herb, unbothered. No trace of the man though. Then, she went to check toward the side of the river. He wasn’t there, and there isn’t a trace of any possible fight going on here. She thought that he may have fallen in the water, yet no one knows how to swim, so </text:span><text:span text:style-name="T75">he</text:span><text:span text:style-name="T63"> wouldn't dare to take a swim. </text:span><text:span text:style-name="T64">Backtracking, she went to the cavities used for shelter </text:span><text:span text:style-name="T65">in the past</text:span><text:span text:style-name="T64">. </text:span><text:span text:style-name="T65">Back then, the place they live</text:span><text:span text:style-name="T76">d</text:span><text:span text:style-name="T65"> in was assaulted by very powerful winds that threatens to destroy the village. These winds are very rare, but are still happening. Sal’ka checked the place thoroughly since it doesn’t lead anywhere far, including that hidden spot of hers in the shadows, and no clue left that might tell where this man has gone. </text:span><text:span text:style-name="T66">Deluded, off she went, to the village.</text:span></text:p>
      <text:p text:style-name="P8"><text:span text:style-name="T67">To her surprise, there was standing the man Sal’ka was searching for all this time. Handal, standing beside the entrance, was also waiting for her return. And, as he was looking in a sort of trance, or even stupor, he was staring at her. That destabilized her, since that doesn’t resemble the person at all, but she held her ground and went to talk to him. </text:span><text:span text:style-name="T68">Sal’ka interpellated Handal.<text:line-break/><text:line-break/></text:span><text:span text:style-name="T69">"</text:span><text:span text:style-name="T68">What happening with you ? You look weird. You face isn’t like you usual face.</text:span><text:span text:style-name="T69">"<text:line-break/><text:line-break/>"</text:span><text:span text:style-name="T68">I discovered power myself. Power went to me suddenly</text:span><text:span text:style-name="T69">", </text:span><text:span text:style-name="T68">he answered.<text:line-break/><text:line-break/>Astonished, that brought excitement to her. She unhesitantly asked the following.<text:line-break/><text:line-break/></text:span><text:span text:style-name="T69">"</text:span><text:span text:style-name="T68">What is you power, Handal ?</text:span><text:span text:style-name="T69">"<text:line-break/><text:line-break/>"</text:span><text:span text:style-name="T68">I can bend stone to my will. Me can appear small stone in air. Me can do same thing as small Sal’ril, but no cold</text:span><text:span text:style-name="T69">", </text:span><text:span text:style-name="T68">he said, a bit uneasy, like he said something that was too personal to him.<text:line-break/><text:line-break/></text:span><text:span text:style-name="T69">"</text:span><text:span text:style-name="T70">That is wonderful to know</text:span><text:span text:style-name="T69">", </text:span><text:span text:style-name="T70">Sal’ka happily said.</text:span></text:p>
      <text:p text:style-name="P8"/>
      <text:p text:style-name="P9"><text:span text:style-name="T70">Then, Handal had a somber look on his face, like it was his usual face, but more severe. His voice elevated itself.<text:line-break/></text:span><text:span text:style-name="T69">"</text:span><text:span text:style-name="T70">Sal’ka, me apologize. You right about power being safe. Me had to fight tanned wolf attacking me in nearby glade. Me wanted to flee, but as me flee, me attacked by wolf, me almost got bit, but as jaw closing, arm suddenly protected by spike of stone, hurting now fleeing wolf. </text:span><text:span text:style-name="T71">Me went to village after that happened. Me happy alive, but stone spike not on arm anymore, unlike you flame on first day. And spike small too.</text:span><text:span text:style-name="T69">"<text:line-break/></text:span></text:p>
      <text:p text:style-name="P9"><text:span text:style-name="T71">Sal’ka gave him a pat on the shoulder.</text:span><text:span text:style-name="T69"><text:line-break/>"</text:span><text:span text:style-name="T71">You know power, but you grow power over time. You weak first, then you strong with it; like baby you become adult.</text:span><text:span text:style-name="T69">"<text:line-break/><text:line-break/>"</text:span><text:span text:style-name="T71">If you say so, I believe you.</text:span><text:span text:style-name="T69">"<text:line-break/><text:line-break/></text:span><text:soft-page-break/><text:span text:style-name="T71">After these altercations, Sal’ka approached the remaining eleven indivuals of the tribe, one by one, to teach them how to manipulate their inner power if they have any, leaving the youngest for last, since she didn’t knew if children could manipulate their power. Most of the adults and teenagers had their own spe</text:span><text:span text:style-name="T77">ci</text:span><text:span text:style-name="T71">fic elements, going from fire, water, ice, rock, wind, light, and for one of them, a new element that she didn’t discover before, being acid. And surprisingly, one of children did managed to use fire, but it was so weak she could barely perceive it. This proved that all humans could indeed use this strange power, at least in this tribe, or the one near, since the stranger from last time could use magic...<text:line-break/>With this, the village was safer than ever, </text:span><text:span text:style-name="T72">since all capable people could defend themselves using their power to create anything they weave. Unbeknownst to them, this knowledge would</text:span><text:span text:style-name="T85">n’t</text:span><text:span text:style-name="T72"> be used, something they weren’t expecting. </text:span><text:span text:style-name="T86">J</text:span><text:span text:style-name="T72">ust ten days after Sal’ka was done going through everyone, another catastrophy would strike.</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he time wasn't for this opportunity to be happening. And yet it was. A cascade of events brought by fate. A change no one expected.</text:p>
      <text:p text:style-name="P9"/>
      <text:p text:style-name="P9">Ten days has passed after Sal'ka finished training everyone in the tribe to make sure they had the basis of magic. Every but one of them were capable of a semblance of magic, whatever it was. Handal decided that it was time for Sal'ka to choose one of the remaining men with whom she'd be bound to life. Of course, Sal'ka would still have none of this, however many times he'd ask for it. But Handal said something she wasn't expecting.</text:p>
      <text:p text:style-name="P9">Handal proposed himself to be her partner.</text:p>
      <text:p text:style-name="P9">This, out of all possible reactions, made her laugh. Sal'ka gave a laugh not even her mom had been bestowed to. And it was a very joyous experience. To that ridiculous proposition, Sal'ka challenged him. She said that once he could beat her in a battle, she would for sure become his partner.</text:p>
      <text:p text:style-name="P9">And without hesitation he accepted. She'd chuckle with tease after his quite hasted decision, but both knew what would come next between them. But this joyful moment would be the last...</text:p>
      <text:p text:style-name="P9"/>
      <text:p text:style-name="P9">The day had an especially moody weather. The air was still, filled with humidity, a rare but not impossible phenomenon for them. Only a gentle, constant breeze could be felt. The sky was rather filled with sunshine, with the occasional small clouds pathing to block the sun in and out. A rather enjoyable day for the tribe, to which Sal'ka and Sal'ril decided to go on a stroll in the nearby forest, trying to grab some aromatic plants for their plates, and gather the eventual shrooms scattered here and there. Sal'ka carried along a clay pot, to put all their findings in. Readied up, the two sisters waved goodbye to Handal, whom was in guard duty today, stationed at the entrance, before taking their leave.</text:p>
      <text:p text:style-name="P9">On the path there, Sal'ril asked her sister question...</text:p>
      <text:p text:style-name="P9"/>
      <text:p text:style-name="P9">"Sal'ka, is you okay ? You look tired."</text:p>
      <text:p text:style-name="P9"/>
      <text:p text:style-name="P9">Sal'ril is assessment was correct. Sal'ka looked tired, awfully tired in fact. Her eyes were wide open, but the folds on her forehead and the pockets under her eyes were really darkened. She answered her sister with care.</text:p>
      <text:p text:style-name="P9"/>
      <text:p text:style-name="P9">"You need not to worry. Me having bad nights because me worried about tribe."</text:p>
      <text:p text:style-name="P9"/>
      <text:p text:style-name="P9">It was a hasty answer, and it could be felt in her words. Her sister trusted every words she said, however, she wasn't aware of the truth. And Sal'ka couldn't bring herself to say it to anyone...</text:p>
      <text:p text:style-name="P9"/>
      <text:p text:style-name="P9">It was just three days ago since it started. And last night was the strongest it has been.</text:p>
      <text:p text:style-name="P9">Sal'ka woke up in the middle of the night. She was sweating bullets. In her slumber, she felt like she was in extreme danger, but her abrupt awakening brought her back to her safe haven, to reality, inside the house. She looked around frantically, in every shadow drawn in the corners of the households, searching for a potential threat, yet nothing was there. She calmed herself down, making sure to not wake her family up, then she headed outside.</text:p>
      <text:p text:style-name="P9">It was the middle of the night. Sal'ka looked up at the moon shining whole in the cleared, sparkling sky, with its smaller companion nowhere to be seen. Indeed, the moon has also a much smaller moon for itself. And usually this smaller moon is visible most of the time, but right now it isn't.</text:p>
      <text:p text:style-name="P9">As Sal'ka walked toward the exit of the tribe, she was trying to recall what was that strange feeling she felt that brought her to this. Pondering herself, her gaze was lost on the horizon. She thought frantically, as hard as she could. She tried to make sense of what could be happening to her. She thought it could be a sickness, yet she hasn't been sick ever since she gained her powers. She thought she could've been poisoned, however she only ate meals prepared by her mother and herself. She thought <text:span text:style-name="T87">she </text:span>could’<text:span text:style-name="T87">ve</text:span> eat<text:span text:style-name="T87">en</text:span> something bad, but she made sure every ingredients were fresh, including the meat of the tamed buffalo they eat once in a while.</text:p>
      <text:p text:style-name="P9"><text:soft-page-break/>She took every possibilities she could think of, and dissected each of them, to which <text:span text:style-name="T88">one </text:span>would be the most likely. But then it hit her. Since this sensation repeated itself three times, and none or the other possibilities matches up, then it must means that it has something to do with magic. As she realised that, her gaze finally focused back to reality, finding herself far outside the tribe's perimeter. She looked around and as she did so, she also noticed that her vision is not the same. It is a bit warped, distorted. The line of the horizon, as much as what's surrounded her, waved in a strange pattern, yet everything was still discernable. She told to herself that she was probably hallucinating, but it could also be the effect of an unknown magic. With that in mind, Sal'ka wondered if she should come back to the tribe, in case something might be targeting her. She didn't thought for long, the protection of her tribe was the only thing that mattered. She rushed back to the village...</text:p>
      <text:p text:style-name="P9">To her stupor, nothing changed in the village. It was just like how she left it some time ago.</text:p>
      <text:p text:style-name="P9">Yet her strange vision was still in effect.</text:p>
      <text:p text:style-name="P9">This kept her under tension, even though the lack of sleep was slowly crawling itself to her. Afraid that there might be something wrong, she went to check to her house.</text:p>
      <text:p text:style-name="P10">Within, there they were, her sister and her mother, both plunged in their slumber, unaware of Sal'ka is abouts. </text:p>
      <text:p text:style-name="P9">Seeing her family safe and sound gave Sal'ka relief. She smiled as she approached her sleeping spot, but as soon as she did so, her vision started to distort more, to the point that it started seeing colors. She tried to take a step forward but she was losing her balance. Sparkles appeared at the corners, colorful shapes slowly growing in size, sounds that resembles a howl echoed in her mind, she couldn't stand up anymore, she fell forward, her vision is filled with chaotic patterns, her hearing was overwhelmed, and as her head hit the mattress beneath her...</text:p>
      <text:p text:style-name="P9"/>
      <text:p text:style-name="P9">She passed out.</text:p>
      <text:p text:style-name="P9"/>
      <text:p text:style-name="P9">...</text:p>
      <text:p text:style-name="P9"/>
      <text:p text:style-name="P9">Sal'ka couldn't bring herself to tell any of that to Sal'ka and her surroundings, as she knew it would bring unnecessary pain. That will be until she at least discovers the origin of this phenomenon. So for now, she went on as if nothing happened.</text:p>
      <text:p text:style-name="P9">The stroll in the forest went uneventfully. The two sisters ha<text:span text:style-name="T89">d</text:span> their fair share of fun, with bits of giggles animating the rather still forest. They managed to bring some medicinal herbs with the aforementioned aromatic herbs and shrooms they went to collect. As they arrived to the village, Sal'ka gave the pot back to Handal. He is the caretaker of resources for the whole tribe, and he ma<text:span text:style-name="T89">de</text:span> sure that they are distributed in even slices, which sometimes lead to disputes over the sharing.</text:p>
      <text:p text:style-name="P9">Handal checked <text:span text:style-name="T89">t</text:span>he content of the pot. It was filled to half w<text:span text:style-name="T89">i</text:span>th his commission, which is the usual treatment of the expeditions. He looked around within to see the quality of the material, and after he was done, his gaze locked itself upon the unusual pale face of Sal'ka. Handal expressed his questioning by asking what was the problem.</text:p>
      <text:p text:style-name="P9"/>
      <text:p text:style-name="P9">"You is not look good. You is okay ?"</text:p>
      <text:p text:style-name="P9"/>
      <text:p text:style-name="P9">"Me is fine. You okay ?", she replied hastily, taking him aback.</text:p>
      <text:p text:style-name="P9"/>
      <text:p text:style-name="P9">"You is sure ? You need rest, you deserve it", Handal enquired.</text:p>
      <text:p text:style-name="P9"/>
      <text:p text:style-name="P9">"I will do that, thank for idea", she answered, taking her leave, heading toward her home, in a precipitated manner. Sal'ril looked upon her fast walking sister going, questioning herself on if there was anything she could do to relieve Sal'ka...</text:p>
      <text:p text:style-name="P9">Sal'ka arrived inside her home, with no one else but her, and as she got further in, she delicately set herself against her rocky mattress. She went to do a long, long nap to catch back the missing sleeping hours, at least if she could, because she was afraid that whatever happened the previous <text:soft-page-break/>nights would happen again. But she will try again if it means understanding the origin of whatever affected her.</text:p>
      <text:p text:style-name="P9">She slowly closed her eyes, and as her consciousness slowly faded, within minutes, she reached a peaceful slumber. Or so it was...</text:p>
      <text:p text:style-name="P9"/>
      <text:p text:style-name="P9">Sal'ka awoke in a misty place, barely lit up, where she could only see her surroundings with clarity, like the sun was lighting up only the spot she was standing. She felt odd, very odd... She looked around, thinking it was maybe a sort of spell, along the same one she was inflicted with that night, but then, before she could make sense of what was happening, a figure suddenly took shape, meeting face to face. This figure was... herself. </text:p>
      <text:p text:style-name="P9">It didn't impressed Sal'ka, she seemed almost even unphased. But she wasn't expecting that her doppelganger would start speaking. It was speaking something she couldn't make sense of, then, it spoke in her language.</text:p>
      <text:p text:style-name="P9"/>
      <text:p text:style-name="P9">"Well well well, I wasn't expecting you to be so... resilient, Sal'ka", the fake Sal’ka said, striking a pose that looked sassy.</text:p>
      <text:p text:style-name="P9"/>
      <text:p text:style-name="P9">"What is you meaning ?", Sal'ka exclaimed, her tone of voice being so rash I'd hurt anyone hearing it.</text:p>
      <text:p text:style-name="P9"/>
      <text:p text:style-name="P9">"Nothing that you should worry about. After all, this is the only conversation we will have, and also a first for me", she answered with a suave tone.</text:p>
      <text:p text:style-name="P9"/>
      <text:p text:style-name="P9">"Who is you ? What is you ?", she bursted out of her mouth.</text:p>
      <text:p text:style-name="P9"/>
      <text:p text:style-name="P9">"Oh, of course I'm going to tell you who I am, silly.", she giggled, before slowly walking back, striking a somewhat cute pose that Sal'ka would never do in her life, before following with her answer.</text:p>
      <text:p text:style-name="P9">"For what I am, I do not know, but others calls me by a name. I am nicked after a concept none of you humans wants to fathom. I am a monster, I am not alone, I hunt your energy, I never stop", she battered, with a constantly increasing level of rashness in her voice, before reaching its paroxysm with the next sentence.</text:p>
      <text:p text:style-name="P9">"I am a monster, I am ethereal. I am a parasite, known only by us as... a Banshee."</text:p>
      <text:p text:style-name="P9"/>
      <text:p text:style-name="P9">Sal'ka processed the information she was bestowed by her doppelganger. Although hard for her to understand the words she used, she did manage to put two and two together. After understanding the gist of it, she then said, with still her rash tone of voice, the following.</text:p>
      <text:p text:style-name="P9"/>
      <text:p text:style-name="P9">"If me understood, then you is inside me."</text:p>
      <text:p text:style-name="P9"/>
      <text:p text:style-name="P9">The fake looked at the real one, shocked at Sal'ka is statement, which brought her to say her opinion.</text:p>
      <text:p text:style-name="P9"/>
      <text:p text:style-name="P9">"My, you're not as stupid for a human. A shame your end is near."</text:p>
      <text:p text:style-name="P9"/>
      <text:p text:style-name="P9">"What you mean by my end ?" asked back Sal'ka, whom took her fake aback.</text:p>
      <text:p text:style-name="P9"/>
      <text:p text:style-name="P9">"Well, seeing how intelligent you are, I will cut the chase short", said the fake, before clearing her throat, which served no purpose to do so.</text:p>
      <text:p text:style-name="P9">"As I've said, I was inside you for multiple months now. Us, Banshees, gets ourselves a human host to, well, survive. All we want is the Ether within you, which is basically the life essence of all living beings. Ether is different for every living being, and out of all of them, only humans like you are <text:soft-page-break/>edible for us. We stay here, sucking every single drop of it. And, although normally, humans tends to have a low quantity which only last us a month or so, yours was quite huge."</text:p>
      <text:p text:style-name="P9"/>
      <text:p text:style-name="P9">Those words reached Sal'ka is ears, and began immediately interpreting everything said. And... she learned that she was going to die because of whatever was facing her. Anger filled her body, but toned it down. She had more questions to ask her, as she followed with one.</text:p>
      <text:p text:style-name="P9"/>
      <text:p text:style-name="P9">"What is a banshee? What is you ?"</text:p>
      <text:p text:style-name="P9"/>
      <text:p text:style-name="P9">The fake was, again, surprised.</text:p>
      <text:p text:style-name="P9">"Not angry ? Not even a little bit ? Well, I'm gonna clench your thirst of knowledge then. We are ethereal beings. We float in a dimension parallel to you. We... can't really see without a host per say, like a sort of larva, but we do feel the contact of ether. When we find a host, we latch onto the ether, and start to eat it bit by bit. Doing that transforms the body’<text:span text:style-name="T90">s</text:span> host, and make it nore potent with magic, just like that masked guy you fought a while back. Same deal. This is cool and all, but we ain't changing your body for fun. After all, once we consumed enough ether, we..."</text:p>
      <text:p text:style-name="P9"/>
      <text:p text:style-name="P9">She stopped talking mid-sentence, looking frantically around, almost as she was expecting something to happen. But then, she faced back Sal'ka with a smirk. She then exclaimed herself.</text:p>
      <text:p text:style-name="P9">"Well, do you want to know how it ends ?"</text:p>
      <text:p text:style-name="P9"/>
      <text:p text:style-name="P9">Sal'ka looked dead serious at the banshee, and nodded. To that, she spoke.</text:p>
      <text:p text:style-name="P9"/>
      <text:p text:style-name="P9">"We take over the host to do whatever we want with the body, effectively replacing you. When that happens, your body sort of dies, but not really. They're as if stuck in ice. We uses it like a puppet until there's no more ether stored within."</text:p>
      <text:p text:style-name="P9"/>
      <text:p text:style-name="P9">The banshee grinned at her, and followed her statement.</text:p>
      <text:p text:style-name="P9"/>
      <text:p text:style-name="P9">"How fortunate I was your host. Most of my species are so primal, you wouldn't even had an explanation."</text:p>
      <text:p text:style-name="P9"/>
      <text:p text:style-name="P9">The ground suddenly shook, which made Sal'ka stumble, but not the banshee. She was looking up, her sight seemingly staring at the dark mist with a serious expression veiling her face. She was looking around, then she smiled, before saying the following.</text:p>
      <text:p text:style-name="P9"/>
      <text:p text:style-name="P9">"Well well well, seems they are excited outside. Don't you want to go out and see ?" she playfully said.</text:p>
      <text:p text:style-name="P9">And as she said so, the mist slowly lift up, unveiling behind a blinding light, engulfing Sal'ka, which brought up to suddenly wake up, in her bed unrested and stressed out, yet physically unscathed from whatever had happened. However, her senses were numb and she had a hard time recovering. She was looking around in search of anything leading to her recent encounter, but nothing; instead, she heard noises outside, sounds of people walking and talking, but her mind was still in a fuzz, she could not make any sense of it. To that she headed outside, taking each step slowly, trying to not lose her balance.</text:p>
      <text:p text:style-name="P9"/>
      <text:p text:style-name="P9"/>
      <text:p text:style-name="P9">The rest of the tribe was gathered around the entrance, peeking at outside. Sal'ka approached <text:s/>slowly from behind, trying to get a hold of what attracted everyone. She saw Sal'ril standing on the right side of the gate. Sal'ka went to join her, but as soon as she was about to ask her what was the matter, beyond the crowd, her sight saw what was that attracted them... It was... silhouettes in the far distance. Shadows of people closing in. Three, in fact.</text:p>
      <text:p text:style-name="P9"><text:soft-page-break/>Sal'ka pressed onward, and wriggled her way out from the crowd, their eyes insisting on her, like they were expecting something. She was in front of the crowd, with Handal whom was here in advance. He spoke as soon as she reached him.</text:p>
      <text:p text:style-name="P9"/>
      <text:p text:style-name="P9">"Sal'ka, there is people in distance. Me not like this. I feel something will go wrong", said Handal with worriness on his face.</text:p>
      <text:p text:style-name="P9"/>
      <text:p text:style-name="P9">And worriness was justified. The human shapes in the distance already closed in, their traits being visible by now. On the left, a strong man barely wearing anything, with the few straps covering his privates. He had long black hair, which contrasted with his rather pale tone, and scars scattered throughout his arms. In the middle, a man covered in impossibly thick clothing, with feathers, hide and tane strapping his whole body, like a big creature. Actually, we couldn't see his body at all; his face was covered with a brown clay mask, with holes for the mouth, nose and eyes carved out in a circular fashion. A complete opposite of the man on his right. And left of him was... the same person whom attacked the village a month back! Yes, it was the same one. He was wearing the same thick apparel, the same mask although cracked in partially, and the same walking. </text:p>
      <text:p text:style-name="P9">Sal'ka was... mad. She was ready to fight, however...</text:p>
      <text:p text:style-name="P9">Sal'ka wasn't in the best of conditions but... her altercation with her alter ego meant alot. She only realized now, but her end might be soon. She shook her head violently to remove the remaining fuzz, which Handal raised his eyebrows to, followed by a "Is you okay ?" of his. Sal'ka was staring at her hands intensely, and they went ablaze, soon followed by her arms. An incandescent fire, flickering in unison with her heartbeats. Her gaze filled with rage, filling her to the brim. She felt it even more than normal, being closer to death, imminently. She taught everything she could to her tribe... She knew.</text:p>
      <text:p text:style-name="P9">Sal'ka had nothing to lose.</text:p>
      <text:p text:style-name="P9"/>
      <text:p text:style-name="P9"/>
      <text:p text:style-name="P9"/>
      <text:p text:style-name="P9">The air was hot. The atmosphere was tense... Even breathing felt hard under the pressure of what could unravel at any point...</text:p>
      <text:p text:style-name="P9">Sal'ka cadence her feet forward, reaching far enough so she could use her full power if necessary. Taking her stand, ready to retaliate, she knew that sending these three men, with nothing looking like a gift, and especially with the attacking bastard of before, couldn't mean any good. She made sure to keep contact with all of them.</text:p>
      <text:p text:style-name="P9">The muscular man was the first stopping his paced march, while the two kept going. Even with the distance separating them, she knew he was judging every ounces of her body out. His gaze felt very cold, piercing, eery.</text:p>
      <text:p text:style-name="P9">The bastard was second to stop his stupid walk. He did th<text:span text:style-name="T91">e</text:span> same, but his gaze was frantic and heated. His anger could be felt, but this triggered Sal'ka more than anything. The dude had the audacity to bring people to resolve his problems.</text:p>
      <text:p text:style-name="P9">Then the big one stopped himself too, <text:span text:style-name="T91">and</text:span> unlike the other two, <text:span text:style-name="T91">he </text:span>took a defensive fighting stance upon arrival, holding his arms out like he was going to throw punches, whereas the other two did nothing of the sort.</text:p>
      <text:p text:style-name="P9"/>
      <text:p text:style-name="P9">Then the big one suddenly jumped in! He ran forward, readying his fists. Sal'ka answered by taking her stance too. As he was in range, he thrusted his punch forward, aiming for her belly. Sal'ka answered by lightning her whole <text:span text:style-name="T92">b</text:span>ody up, and flanking his arm out of the way. Or she thought so; as soon as she tried to do so, she felt no resistance, like it wasn't there. It's as if his arm shifted of place! And before she had the time to understand, and before she was fully covered in fire, the punch hit. The impact deformed her body, wind rattled her skin, the force flinging her away in an instant. She orbited, hitting the ground multiple times, before coming to a stop right beside the tribe. They could see Sal'ka body knocked down, burning. They all looked in disbelief, thinking she was <text:soft-page-break/>down, but the opposite happened. She lifted herself back up, seamlessly unharmed, slowly rising from the ground. Her flames started burning brighter, faster, stronger. It burned so hot it reached an azur color no one ever saw before. Her now blue flames veiled down on her, revealing behind a face filled with unbelievable disgust.</text:p>
      <text:p text:style-name="P9">She started walking back to the fight, but then a pointy icicle was flung to her, coming from the bastard. She effortlessly caught it, and melted it in a matter of a second. Out of pure spite, she put herself on all four, before flinging herself forward, leaping--no, flying like an impossibly fast arrow toward the bastard. He looked at her coming so fast he was in actual shock. He g<text:span text:style-name="T92">ot</text:span> tackled down, sent flying with Sal'ka, the impact being so powerful it dismembered him, his legs left behind, and arms flailing out, barely attached to the torso by the tendons. His skin was burning high his blood boiling so quickly it doesn't even have time to spill out. And then, she brought his body to the ground. The speed grinded the body on the surface, leaving a trail of blood along the path. Eventually, she stopped, half of the upper body missing. The skin, muscle, and other tissues burned down. Strangely enough, there was a nice smell of roasted meat, but it was human.</text:p>
      <text:p text:style-name="P9">This was a gruesome act, the bastard died in an inhumain way, yet the two remaining foes answered with a simple sight of disappointment. It told much on how little they cared about him.</text:p>
      <text:p text:style-name="P9"/>
      <text:p text:style-name="P9">Sal'ka began her accelerating approach toward the big one, she ran fast, the fire trailing behind her. She readied a small ball of fire... No, that was too little, she said to herself, she readied a boulder-sized ball while still running, then, she leaped into the air. The big man wasn't moving, he was just staring, taking a posture palm open toward her. She took that opportunity to take off-guard the muscled man. She threw it very hard toward him, and it flew fast for such big object. It reached him, and the sphere blew up in a beautiful explosion. However it didn't hurt him. Right in front of him was a thick, but molten and very scathed wall of rock, or that was before it got completely molten down. This surprised the muscled man, whom took a step back.</text:p>
      <text:p text:style-name="P9">As that happened, Sal'ka shoved a dropkick down on the big one, but he held his palms up. A powerful draft slowed her abnormous speed down. When <text:span text:style-name="T92">s</text:span>he was in range he managed to grab her by the ankle despite the flames, and sent her flying away. His hands weren't burning, but at least, Sal'ka knew that his power was based on wind.</text:p>
      <text:p text:style-name="P9">Sal'ka created an opposite force by combusting her flames beneath her hands and feet, propulsing back to the sender. She went very fast, aiming for him. He contracted another powerful gust, which did push her away, but not enough. The push wasn't strong enough to deflect her. She readied her fist, ready to punch him, but it missed. She slammed her fist on the ground beside the big one. It created a blast so powerful it incinerated everything in her vacinity. Yet, his wind protected the big one, but part of his tunic was burnt out. The blast ejected him far. He made his landing, safely, in the nearby caves Sal'ka ever so love about. She jumped to chase him, forgetting about the muscled one, whom watch every thing that happened. Seeing both of them fly out <text:span text:style-name="T78">in such fashion</text:span>, he ran to them. He needed to help <text:span text:style-name="T78">his mate as soon as possible…</text:span></text:p>
      <text:p text:style-name="P21">The big one was cornered. Getting hit by one more of her assault would ensure death. He saw entrances to caverns, so he thought of creating a trap within to block her from escaping. He took the opportunity to get inside, and create small whirls of wind on his path inside. Sal’ka soon followed his steps. The whirls were spinning fast, but her simple prensence, with her incandescant heat emaning from her body, would disrupt them, and make them swirl slower, to a dead stop. She kept on following the trails of wind. And she reached him very deep within the track. He reached a dead end, <text:span text:style-name="T80">with a big opening above him</text:span>.<text:line-break/>The big one <text:span text:style-name="T79">stood there, his </text:span><text:span text:style-name="T80">arms open. As soon as she reached him, he clapped his hands. Two whirls of wind came from behind him, to which Sal’ka simply swayed her arms to flander them off.</text:span></text:p>
      <text:p text:style-name="P22">The big one kept his stance, but he soon understood that his original plan didn’t worked. He used his wind magic to try to escape, but he instantly got hit by something. Right through his chest, through his entire body. A warmth, pain, and drain never felt before. He couldn’t even feel anything, nor move anything, yet his entire body was intact. How could this be, he asked himself. And, as his body slammed against the wall, and descended below, his eyes could see what hit him. Something <text:soft-page-break/>with spark, that came from her hand. Electricity.<text:line-break/><text:line-break/>The body of the big one ragdolled down, breaking itself upon impact with the rocky ground. Bones shattered, muscles sundered. Killed on impact.<text:line-break/>Sal’ka took a deep breath… The pain started coming to her. An unfathomable pain that was like no other pain. Her chest hurt badly. She crumbled to her knees, breathing heavily. Her heartbeat was increasing alarmingly. Her vision blurred, she was losing her senses, her veil of flame slowly extiguishing. Then she couldn’t even feel her body, couldn’t even move it. Her mind shattered, before everything abruptly stopped…<text:line-break/>Sal’ka wasn’t moving, until, she did… She slowly rose, streching herself, and then, expressed herself.<text:line-break/><text:line-break/>"My goodness, it feels great to be in such a body. I feel quite lucky… Well she had it coming, pushing herself like that…", Sal’ka said, or rather, the Banshee said.<text:line-break/></text:p>
      <text:p text:style-name="P22">Sal’ka lost her life to the Banshee by using her remaining life energy to save her tribe. And the Banshee took her place, however…<text:line-break/>The mus<text:span text:style-name="T93">c</text:span>led man approached from behind her, holding a lit stick, burning with a blue flame. He didn’t waited for retaliation, and threw a very sharp rock spike to Sal’ka. It hit her, but the rock itself broke on impact, like it hit something harder than rock. Sal’ka turned around and faced him. He stood his ground. He still had a trump card.</text:p>
      <text:p text:style-name="P22"/>
      <text:p text:style-name="P22">"Hey, watch it", said Sal’ka, a bit nerved.</text:p>
      <text:p text:style-name="P22">"You wouldn’t want me to get on my bad side, would ya ?"</text:p>
      <text:p text:style-name="P11"/>
      <text:p text:style-name="P22">He ran with all his might toward Sal’ka. She was very intrigued by what he could do.</text:p>
      <text:p text:style-name="P22"/>
      <text:p text:style-name="P22">"Huh, what <text:span text:style-name="T81">do you plan on doing ? Gonna tryna stab me again, huh ?</text:span>"</text:p>
      <text:p text:style-name="P22"/>
      <text:p text:style-name="P24">He slammed his palm on her chest, before clenching his fist, then pulling it out, as if he was pulling a rope.</text:p>
      <text:p text:style-name="P24"/>
      <text:p text:style-name="P23">"<text:span text:style-name="T81">You son of… a…</text:span>", <text:span text:style-name="T81">exclaimed Sal’ka, before falling down on the floor. Dead.<text:line-break/>The Banshee wasn’t in the body anymore. The muscled man pulled the ether out of the body, effectively removing her link to Sal’ka is body. With that, the Banshee faded back to the ethereal plane… The muscled man released his grasp, releasing the ether back out. </text:span></text:p>
      <text:p text:style-name="P23"/>
      <text:p text:style-name="P24">He was staring at his friend’s dead corpse, intact from the outside. He took <text:span text:style-name="T82">it with him, before pushing Sal’ka is body back in the middle of the dead end. Making sure that nobody finds her body, he made the entire cave system crumble down…<text:line-break/><text:line-break/>… <text:line-break/><text:line-break/>The crumbling led the body to deeper levels of Terreo. It was warm. Unusually warm… But what could be expected from a body with no life ? <text:line-break/>Life itself. Sal’ka awok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9T22:00:39.826000000</meta:creation-date>
    <dc:date>2023-05-12T16:53:48.277000000</dc:date>
    <meta:editing-duration>PT4H31M16S</meta:editing-duration>
    <meta:editing-cycles>55</meta:editing-cycles>
    <meta:generator>LibreOffice/7.3.0.3$Windows_X86_64 LibreOffice_project/0f246aa12d0eee4a0f7adcefbf7c878fc2238db3</meta:generator>
    <meta:document-statistic meta:table-count="0" meta:image-count="0" meta:object-count="0" meta:page-count="19" meta:paragraph-count="116" meta:word-count="10960" meta:character-count="61258" meta:non-whitespace-character-count="50347"/>
  </office:meta>
</office:document-meta>
</file>